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164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bee3d3"/>
    </style:style>
    <style:style style:name="ce5" style:family="table-cell" style:parent-style-name="Default" style:data-style-name="N11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6" office:value-type="string" calcext:value-type="string">
            <text:p>class</text:p>
          </table:table-cell>
          <table:table-cell table:style-name="ce6" office:value-type="string" calcext:value-type="string">
            <text:p>element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ServiceModel</text:p>
          </table:table-cell>
          <table:table-cell office:value-type="string" calcext:value-type="string">
            <text:p>String sourceModelUr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mediateImport[] imports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count</text:p>
          </table:table-cell>
          <table:table-cell table:style-name="ce4" table:formula="of:=COUNTA([.A2:.A1048576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mediateMicroservice[1..*] microservices opposite serviceModel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done</text:p>
          </table:table-cell>
          <table:table-cell table:style-name="ce4" table:formula="of:=COUNTIF([.C$1:.C$1048576];&quot;x&quot;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String sourceModelUri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open</text:p>
          </table:table-cell>
          <table:table-cell table:style-name="ce4" table:formula="of:=[.E3]-[.E4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% done</text:p>
          </table:table-cell>
          <table:table-cell table:style-name="ce5" table:formula="of:=[.E4]/[.E3]" office:value-type="percentage" office:value="0.732824427480916" calcext:value-type="percentage">
            <text:p>73,28 %</text:p>
          </table:table-cell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String versi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% open</text:p>
          </table:table-cell>
          <table:table-cell table:style-name="ce5" table:formula="of:=1-[.E6]" office:value-type="percentage" office:value="0.267175572519084" calcext:value-type="percentage">
            <text:p>26,72 %</text:p>
          </table:table-cell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MicroserviceType ^typ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FUNCTION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UTILIT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INFRASTRUCTUR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Visibility vis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NON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INTERN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IN_MODE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ARCHITECTUR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<text:s text:c="4"/>PUB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boolean effectivelyImplement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mediateTechnology[] technologies opposite microservi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mediateEndpoint[] endpoints opposite microserv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mediateProtocolSpecification[0..2] protocol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MicroserviceReference[] requiredMicroservices opposite requiringMicroserv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ly consider it for parameter initializations</text:p>
          </table:table-cell>
          <table:table-cell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faceReference[] requiredInterfaces opposite requiringMicroserv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ly consider it for parameter initializations</text:p>
          </table:table-cell>
          <table:table-cell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OperationReference[] requiredOperations opposite requiringMicroserv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ly consider it for parameter initializations</text:p>
          </table:table-cell>
          <table:table-cell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mediateInterface[1..*] interfaces opposite microservi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s IntermediateImportedAspect[] aspect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Microservice</text:p>
          </table:table-cell>
          <table:table-cell office:value-type="string" calcext:value-type="string">
            <text:p>container IntermediateServiceModel serviceModel opposite microservic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Visibility vis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<text:s text:c="4"/>NON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<text:s text:c="4"/>INTERN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<text:s text:c="4"/>IN_MODE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<text:s text:c="4"/>ARCHITECTUR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<text:s text:c="4"/>PUB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boolean notImplement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boolean hasImplementedOperati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contains IntermediateEndpoint[] endpoints opposite ^interf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contains IntermediateProtocolSpecification[0..2] protocol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contains IntermediateOperation[] operations opposite ^interfa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contains IntermediateReferredOperation[] referredOperations opposite referringInterfa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contains IntermediateImportedAspect[] aspect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Interface</text:p>
          </table:table-cell>
          <table:table-cell office:value-type="string" calcext:value-type="string">
            <text:p>container IntermediateMicroservice microservice opposite interfac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Visibility visibilit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<text:s text:c="4"/>NONE,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<text:s text:c="4"/>INTERNAL,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<text:s text:c="4"/>IN_MODEL,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<text:s text:c="4"/>ARCHITECTURE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urrently set to protected, because we lack the definition of „architecture“</text:p>
          </table:table-cell>
          <table:table-cell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<text:s text:c="4"/>PUBLIC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boolean notImplement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contains IntermediateApiOperationComment[0..1] apiOperationComment opposite opera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contains IntermediateEndpoint[] endpoints opposite ope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contains IntermediateProtocolSpecification[0..2] protocol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contains IntermediateImportedAspect[] aspect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contains IntermediateParameter[] parameters opposite opera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Operation</text:p>
          </table:table-cell>
          <table:table-cell office:value-type="string" calcext:value-type="string">
            <text:p>container IntermediateInterface ^interface opposite operati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ApiOperationComment</text:p>
          </table:table-cell>
          <table:table-cell office:value-type="string" calcext:value-type="string">
            <text:p>String commen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ApiOperationComment</text:p>
          </table:table-cell>
          <table:table-cell office:value-type="string" calcext:value-type="string">
            <text:p>contains IntermediateApiParameterComment[] parameterComments opposite operationCommen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ApiOperationComment</text:p>
          </table:table-cell>
          <table:table-cell office:value-type="string" calcext:value-type="string">
            <text:p>container IntermediateOperation operation opposite apiOperationCommen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ApiParameterComment</text:p>
          </table:table-cell>
          <table:table-cell office:value-type="string" calcext:value-type="string">
            <text:p>String commen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ApiParameterComment</text:p>
          </table:table-cell>
          <table:table-cell office:value-type="string" calcext:value-type="string">
            <text:p>boolean requir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ApiParameterComment</text:p>
          </table:table-cell>
          <table:table-cell office:value-type="string" calcext:value-type="string">
            <text:p>refers IntermediateParameter parame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ApiParameterComment</text:p>
          </table:table-cell>
          <table:table-cell office:value-type="string" calcext:value-type="string">
            <text:p>container IntermediateApiOperationComment operationComment opposite parameterComment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ReferredOperation</text:p>
          </table:table-cell>
          <table:table-cell office:value-type="string" calcext:value-type="string">
            <text:p>String nameInReferringInterfa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ReferredOperation</text:p>
          </table:table-cell>
          <table:table-cell office:value-type="string" calcext:value-type="string">
            <text:p>String qualifiedNameInReferringInterfa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ReferredOperation</text:p>
          </table:table-cell>
          <table:table-cell office:value-type="string" calcext:value-type="string">
            <text:p>refers IntermediateOperation opera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ReferredOperation</text:p>
          </table:table-cell>
          <table:table-cell office:value-type="string" calcext:value-type="string">
            <text:p>contains IntermediateEndpoint[] endpoints opposite referredOpera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ReferredOperation</text:p>
          </table:table-cell>
          <table:table-cell office:value-type="string" calcext:value-type="string">
            <text:p>contains IntermediateProtocolSpecification[0..2] protocol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ReferredOperation</text:p>
          </table:table-cell>
          <table:table-cell office:value-type="string" calcext:value-type="string">
            <text:p>contains IntermediateImportedAspect[] aspect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ReferredOperation</text:p>
          </table:table-cell>
          <table:table-cell office:value-type="string" calcext:value-type="string">
            <text:p>container IntermediateInterface referringInterface opposite referredOperati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ExchangePattern exchangePatter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<text:s text:c="4"/>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<text:s text:c="4"/>OU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<text:s text:c="4"/>INOU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CommunicationType communicationTyp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<text:s text:c="4"/>SYNCHRONOU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<text:s text:c="4"/>ASYNCHRON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MQP only</text:p>
          </table:table-cell>
          <table:table-cell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boolean communicatesFaul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boolean option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contains IntermediateType ^typ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contains OperationReference[0..1] initializedByOperation <text:s/>opposite initializedPar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contains IntermediateImportedAspect[] aspect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contains DataFieldAspects[] fieldAspects opposite parame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supported yet</text:p>
          </table:table-cell>
          <table:table-cell/>
        </table:table-row>
        <table:table-row table:style-name="ro1">
          <table:table-cell office:value-type="string" calcext:value-type="string">
            <text:p>IntermediateParameter</text:p>
          </table:table-cell>
          <table:table-cell office:value-type="string" calcext:value-type="string">
            <text:p>container IntermediateOperation operation opposite parameter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FieldAspects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supported yet</text:p>
          </table:table-cell>
          <table:table-cell/>
        </table:table-row>
        <table:table-row table:style-name="ro1">
          <table:table-cell office:value-type="string" calcext:value-type="string">
            <text:p>DataFieldAspects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supported yet</text:p>
          </table:table-cell>
          <table:table-cell/>
        </table:table-row>
        <table:table-row table:style-name="ro1">
          <table:table-cell office:value-type="string" calcext:value-type="string">
            <text:p>DataFieldAspects</text:p>
          </table:table-cell>
          <table:table-cell office:value-type="string" calcext:value-type="string">
            <text:p>contains IntermediateImportedAspect[] aspec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supported yet</text:p>
          </table:table-cell>
          <table:table-cell/>
        </table:table-row>
        <table:table-row table:style-name="ro1">
          <table:table-cell office:value-type="string" calcext:value-type="string">
            <text:p>DataFieldAspects</text:p>
          </table:table-cell>
          <table:table-cell office:value-type="string" calcext:value-type="string">
            <text:p>container IntermediateParameter parameter opposite fieldAspec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supported yet</text:p>
          </table:table-cell>
          <table:table-cell/>
        </table:table-row>
        <table:table-row table:style-name="ro1">
          <table:table-cell office:value-type="string" calcext:value-type="string">
            <text:p>MicroserviceReference</text:p>
          </table:table-cell>
          <table:table-cell office:value-type="string" calcext:value-type="string">
            <text:p>String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Reference</text:p>
          </table:table-cell>
          <table:table-cell office:value-type="string" calcext:value-type="string">
            <text:p>String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Reference</text:p>
          </table:table-cell>
          <table:table-cell office:value-type="string" calcext:value-type="string">
            <text:p>String qualified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Reference</text:p>
          </table:table-cell>
          <table:table-cell office:value-type="string" calcext:value-type="string">
            <text:p>boolean imported = "fals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Reference</text:p>
          </table:table-cell>
          <table:table-cell office:value-type="string" calcext:value-type="string">
            <text:p>refers IntermediateImport[0..1] ^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Reference</text:p>
          </table:table-cell>
          <table:table-cell office:value-type="string" calcext:value-type="string">
            <text:p>refers IntermediateMicroservice[0..1] localMicroser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Reference</text:p>
          </table:table-cell>
          <table:table-cell office:value-type="string" calcext:value-type="string">
            <text:p>container IntermediateMicroservice requiringMicroservice opposite requiredMicro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Reference</text:p>
          </table:table-cell>
          <table:table-cell office:value-type="string" calcext:value-type="string">
            <text:p>String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Reference</text:p>
          </table:table-cell>
          <table:table-cell office:value-type="string" calcext:value-type="string">
            <text:p>String qualified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Reference</text:p>
          </table:table-cell>
          <table:table-cell office:value-type="string" calcext:value-type="string">
            <text:p>boolean imported = "fals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Reference</text:p>
          </table:table-cell>
          <table:table-cell office:value-type="string" calcext:value-type="string">
            <text:p>refers IntermediateImport ^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Reference</text:p>
          </table:table-cell>
          <table:table-cell office:value-type="string" calcext:value-type="string">
            <text:p>refers IntermediateInterface[0..1] localInte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aceReference</text:p>
          </table:table-cell>
          <table:table-cell office:value-type="string" calcext:value-type="string">
            <text:p>container IntermediateMicroservice requiringMicroservice opposite requiredInterf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Reference</text:p>
          </table:table-cell>
          <table:table-cell office:value-type="string" calcext:value-type="string">
            <text:p>String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Reference</text:p>
          </table:table-cell>
          <table:table-cell office:value-type="string" calcext:value-type="string">
            <text:p>String qualified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Reference</text:p>
          </table:table-cell>
          <table:table-cell office:value-type="string" calcext:value-type="string">
            <text:p>boolean imported = "false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Reference</text:p>
          </table:table-cell>
          <table:table-cell office:value-type="string" calcext:value-type="string">
            <text:p>refers IntermediateImport ^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Reference</text:p>
          </table:table-cell>
          <table:table-cell office:value-type="string" calcext:value-type="string">
            <text:p>refers IntermediateOperation[0..1] localOp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Reference</text:p>
          </table:table-cell>
          <table:table-cell office:value-type="string" calcext:value-type="string">
            <text:p>container IntermediateMicroservice requiringMicroservice opposite required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Reference</text:p>
          </table:table-cell>
          <table:table-cell office:value-type="string" calcext:value-type="string">
            <text:p>container IntermediateParameter initializedParameter opposite initializedByOp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Technology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Technology</text:p>
          </table:table-cell>
          <table:table-cell office:value-type="string" calcext:value-type="string">
            <text:p>refers IntermediateImport ^impor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Technology</text:p>
          </table:table-cell>
          <table:table-cell office:value-type="string" calcext:value-type="string">
            <text:p>container IntermediateMicroservice microservice opposite technologi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CommunicationType communicationTyp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<text:s text:c="4"/>SYNCHRONOU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<text:s text:c="4"/>ASYNCHRONOU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String protocol</text:p>
          </table:table-cell>
          <table:table-cell/>
          <table:table-cell office:value-type="string" calcext:value-type="string">
            <text:p>works for REST</text:p>
          </table:table-cell>
          <table:table-cell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String dataFormat</text:p>
          </table:table-cell>
          <table:table-cell/>
          <table:table-cell office:value-type="string" calcext:value-type="string">
            <text:p>works for REST</text:p>
          </table:table-cell>
          <table:table-cell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String[*] address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refers IntermediateTechnology technolog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container IntermediateMicroservice microservice opposite end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container IntermediateInterface ^interface opposite end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container IntermediateOperation operation opposite end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Endpoint</text:p>
          </table:table-cell>
          <table:table-cell office:value-type="string" calcext:value-type="string">
            <text:p>container IntermediateReferredOperation referredOperation opposite end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 only</text:p>
          </table:table-cell>
          <table:table-cell/>
        </table:table-row>
        <table:table-row table:style-name="ro1">
          <table:table-cell office:value-type="string" calcext:value-type="string">
            <text:p>IntermediateProtocolSpecification</text:p>
          </table:table-cell>
          <table:table-cell office:value-type="string" calcext:value-type="string">
            <text:p>CommunicationType communicationTyp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rotocolSpecification</text:p>
          </table:table-cell>
          <table:table-cell office:value-type="string" calcext:value-type="string">
            <text:p><text:s text:c="4"/>SYNCHRONOU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rotocolSpecification</text:p>
          </table:table-cell>
          <table:table-cell office:value-type="string" calcext:value-type="string">
            <text:p><text:s text:c="4"/>ASYNCHRON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MQP only</text:p>
          </table:table-cell>
          <table:table-cell/>
        </table:table-row>
        <table:table-row table:style-name="ro1">
          <table:table-cell office:value-type="string" calcext:value-type="string">
            <text:p>IntermediateProtocolSpecification</text:p>
          </table:table-cell>
          <table:table-cell office:value-type="string" calcext:value-type="string">
            <text:p>String protoco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ProtocolSpecification</text:p>
          </table:table-cell>
          <table:table-cell office:value-type="string" calcext:value-type="string">
            <text:p>String dataForma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C1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.00.0000</text:date>, <text:time style:data-style-name="N2" text:time-value="17:54:57.7267198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0:43:55.028136005</meta:creation-date>
    <dc:date>2019-10-28T21:54:22.033867523</dc:date>
    <meta:editing-duration>P7DT20H9M3S</meta:editing-duration>
    <meta:editing-cycles>91</meta:editing-cycles>
    <meta:generator>LibreOffice/6.0.7.3$Linux_X86_64 LibreOffice_project/00m0$Build-3</meta:generator>
    <meta:document-statistic meta:table-count="1" meta:cell-count="392" meta:object-count="0"/>
  </office:meta>
</office:document-meta>
</file>